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Bullet">
      <style:text-properties fo:font-size="10pt" style:font-size-asian="10pt" style:font-size-complex="10pt"/>
    </style:style>
    <style:style style:name="P2" style:family="paragraph" style:parent-style-name="Heading_20_2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master-page-name="Standard">
      <style:paragraph-properties fo:text-align="start" style:justify-single-word="false" style:page-number="auto"/>
      <style:text-properties fo:font-size="10pt" style:font-size-asian="10pt" style:font-size-complex="10pt"/>
    </style:style>
    <style:style style:name="T1" style:family="text">
      <style:text-properties style:font-name="Calibri"/>
    </style:style>
    <style:style style:name="T2" style:family="text">
      <style:text-properties style:font-name="Calibri" fo:font-size="24pt" fo:font-weight="bold" style:font-size-asian="24pt" style:font-weight-asian="bold"/>
    </style:style>
    <style:style style:name="T3" style:family="text">
      <style:text-properties style:font-name="Calibri" fo:font-size="11pt" style:font-size-asian="11pt"/>
    </style:style>
    <style:style style:name="T4" style:family="text">
      <style:text-properties style:font-name="Calibri" fo:font-weight="bold" style:font-weight-asian="bold"/>
    </style:style>
    <style:style style:name="T5" style:family="text">
      <style:text-properties style:font-name="Calibri" fo:font-size="10pt" style:font-size-asian="10pt" style:font-size-complex="10pt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RICHARD (“RICK”) BALLARD</text:span></text:p>
      <text:p text:style-name="P3"><text:span text:style-name="T1">Oakville, Ontario, Canada</text:span></text:p>
      <text:p text:style-name="Standard"><text:a xlink:type="simple" xlink:href="https://www.linkedin.com/in/richardballard/" text:style-name="Internet_20_link" text:visited-style-name="Visited_20_Internet_20_Link"><text:span text:style-name="T5">https://www.linkedin.com/in/richardballard/</text:span></text:a><text:span text:style-name="T5"> <text:s/></text:span></text:p>
      <text:p text:style-name="Standard"><text:a xlink:type="simple" xlink:href="https://github.com/rickballard/Civium" text:style-name="Internet_20_link" text:visited-style-name="Visited_20_Internet_20_Link"><text:span text:style-name="T5">https://github.com/rickballard/Civium</text:span></text:a><text:span text:style-name="T5"> </text:span></text:p>
      <text:p text:style-name="Standard"><text:a xlink:type="simple" xlink:href="https://rickpublic.substack.com/" text:style-name="Internet_20_link" text:visited-style-name="Visited_20_Internet_20_Link"><text:span text:style-name="T5">https://rickpublic.substack.com/</text:span></text:a><text:span text:style-name="T5"> </text:span></text:p>
      <text:p text:style-name="P3">August 22, 2025</text:p>
      <text:p text:style-name="P3">Alignerr Recruiting Team</text:p>
      <text:p text:style-name="P3">I lead CoCivium, an open, consent‑first framework for AI-enabled governance. <text:s/>My daily workflow depends on ChatGPT for planning, drafting, and CI/DevOps automation. <text:s/>I am applying to collaborate with Alignerr because I already convert disagreements with ChatGPT into structured, reproducible error reports. <text:s/>I want to channel that discipline into your pipeline so measurable defects are isolated from prompt noise and preference disputes.</text:p>
      <text:p text:style-name="P3">What I bring: (1) a reproducible‑first method (verbatim prompt/response capture, model/mode/tool stamps, and small counterfactual deltas), (2) a practical taxonomy for failure modes (f actuality drift, reasoning gaps, tool‑use failures, safety miss-classifications, and UX friction), and (3) lightweight tooling—PowerShell ONEBLOCK scripts, a 10‑second CI watcher, and a Matrix‑based status relay—to keep evidence bundles tight and audit-able.</text:p>
      <text:p text:style-name="P3">Proposed next step: a short pilot mapping my “DeltaTrack” disagreement log to your issue schema. <text:s/>Success criteria: clear repro steps, then‑vs‑now comparisons across model snapshots, and precise labels for triage. <text:s/>I commit to neutral, policy‑aware reporting, to using sanitized prompts where needed, and to keeping CoCivium independent and non‑adversarial. <text:s/>If any conflict arises, I will prioritize project integrity and disclose promptly.</text:p>
      <text:p text:style-name="P3">Thank you for your consideration.</text:p>
      <text:p text:style-name="P3">Resume — Rick Ballard</text:p>
      <text:list xml:id="list6320958018330462831" text:style-name="Outline">
        <text:list-item>
          <text:list>
            <text:list-item>
              <text:h text:style-name="P2" text:outline-level="2">Summary</text:h>
            </text:list-item>
          </text:list>
        </text:list-item>
      </text:list>
      <text:p text:style-name="P3">Founder‑level builder at the intersection of AI governance and practical DevOps. <text:s/>Created CoCivium—an open, consent‑first digital governance framework—and the supporting toolchain (CoCache, CoCivBus, GIBindex). <text:s/>Heavy ChatGPT power user with focus on prompt design, reproducible disagreement capture, and regression‑style bug reporting. <text:s/>Seeking to partner with Alignerr to turn structured disagreements into high‑signal, model‑improving error reports.</text:p>
      <text:list xml:id="list21345615" text:continue-numbering="true" text:style-name="Outline">
        <text:list-item>
          <text:list>
            <text:list-item>
              <text:h text:style-name="P2" text:outline-level="2">Core Competencies</text:h>
            </text:list-item>
          </text:list>
        </text:list-item>
      </text:list>
      <text:p text:style-name="P1">LLM Evaluation &amp; Red‑Teaming — prompt/test design; failure‑mode taxonomy; regression tracking; delta logging; reproducibility.</text:p>
      <text:p text:style-name="P1">Governance &amp; Safety — consent‑by‑default patterns; decision recording; transparent review trails; lightweight community standards.</text:p>
      <text:p text:style-name="P1">DevOps &amp; Tooling — PowerShell 7; Git/GitHub CLI; GitHub Actions/Pages; Matrix automation; CI dashboards; repo hygiene.</text:p>
      <text:p text:style-name="P1">Documentation &amp; Onboarding — contributor playbooks; ONEBLOCK paste‑safe instructions; clear “DO” vs “Education” separation.</text:p>
      <text:p text:style-name="P1">Product Strategy — early‑stage scoping; micro‑MVPs; outreach experiments; quality‑to‑revenue alignment.</text:p>
      <text:list xml:id="list21334770" text:continue-numbering="true" text:style-name="Outline">
        <text:list-item>
          <text:list>
            <text:list-item>
              <text:h text:style-name="P2" text:outline-level="2"><text:soft-page-break/>Experience</text:h>
            </text:list-item>
          </text:list>
        </text:list-item>
      </text:list>
      <text:p text:style-name="P3"><text:span text:style-name="T6">CoCivium — Founder &amp; Steward (2024–Present)</text:span></text:p>
      <text:p text:style-name="P1">Designed and published an open‑source digital‑governance framework emphasizing “consent before coercion.”</text:p>
      <text:p text:style-name="P1">Led multi‑repo migration and hardening: CoCivium (core), CoCache (ops sidecar), GIBindex (symbol registry), Civium (archive).</text:p>
      <text:p text:style-name="P1">Implemented branch protection, PR templates, GitHub Actions Pages, and PR preview flows.</text:p>
      <text:p text:style-name="P1">Built “CoCivBus” (Matrix status relay) and “Watch‑Checks” (terminal GitHub Actions watcher) to cut context switching.</text:p>
      <text:p text:style-name="P1">Established contributor workflow: ONEBLOCK PowerShell scripts with paste‑safe RUN blocks; separated “DO” vs “Education.”</text:p>
      <text:p text:style-name="P1">Maintained “DeltaTrack” inference log tagging factuality drift, instruction‑following gaps, safety misclassification, and tool‑use failures.</text:p>
      <text:p text:style-name="P3"><text:span text:style-name="T6">GroupBuild — Interim CEO (pro bono) (2025–Present)</text:span></text:p>
      <text:p text:style-name="P1">Volunteer leadership for a policy‑discussion social platform; clarified positioning, scope, and governance constraints.</text:p>
      <text:p text:style-name="P1">Advised on consentful data practices and evidence‑backed discourse mechanics.</text:p>
      <text:p text:style-name="P3"><text:span text:style-name="T6">INSEED LLC — Principal Consultant (Ongoing)</text:span></text:p>
      <text:p text:style-name="P1">Advises on AI‑governance‑aligned product strategy and rapid, low‑overhead MVPs.</text:p>
      <text:p text:style-name="P1">Translates governance constraints into developer‑friendly CI and documentation pipelines.</text:p>
      <text:p text:style-name="P3"><text:span text:style-name="T6">Maxxian — VP, Business Development (historical)</text:span></text:p>
      <text:p text:style-name="P1">Business development for cable/TV traffic analytics; contributed to enterprise deals with Comcast and Rogers.</text:p>
      <text:p text:style-name="P3"><text:span text:style-name="T6">Redline — Director, Solutions Marketing (historical)</text:span></text:p>
      <text:p text:style-name="P1">Software developer for wireless e‑commerce; later led Sales/Marketing department; delivered marketing strategy.</text:p>
      <text:list xml:id="list21341038" text:continue-numbering="true" text:style-name="Outline">
        <text:list-item>
          <text:list>
            <text:list-item>
              <text:h text:style-name="P2" text:outline-level="2">Education</text:h>
            </text:list-item>
          </text:list>
        </text:list-item>
      </text:list>
      <text:p text:style-name="P3">Coventry University — Combined Engineering, telecoms major</text:p>
      <text:p text:style-name="P3">University of Southampton — MBA, Management Information Systems</text:p>
      <text:p text:style-name="P3">Sheridan College — Post‑Grad Multimedia S/W Dev, Under-Grad Computer Science</text:p>
      <text:list xml:id="list21358335" text:continue-numbering="true" text:style-name="Outline">
        <text:list-item>
          <text:list>
            <text:list-item>
              <text:h text:style-name="P2" text:outline-level="2">Volunteering</text:h>
            </text:list-item>
          </text:list>
        </text:list-item>
      </text:list>
      <text:p text:style-name="P3">Habitat for Humanity ReStore — Store Volunteer (Building Supplies) — 2021–Present</text:p>
      <text:p text:style-name="P3">Oakville, Halton Food Bank — Foodbank Volunteer — 2023–Present</text:p>
      <text:list xml:id="list21342647" text:continue-numbering="true" text:style-name="Outline">
        <text:list-item>
          <text:list>
            <text:list-item>
              <text:h text:style-name="P2" text:outline-level="2">Publications</text:h>
            </text:list-item>
          </text:list>
        </text:list-item>
      </text:list>
      <text:p text:style-name="P3">“What Broke America — And How We Fix It” (Substack: Jul 1, 2025)</text:p>
      <text:p text:style-name="P3">RickPublic (Substack) — Ongoing essays on democracy, governance, and AI/LLM issues</text:p>
      <text:list xml:id="list21355526" text:continue-numbering="true" text:style-name="Outline">
        <text:list-item>
          <text:list>
            <text:list-item>
              <text:h text:style-name="P2" text:outline-level="2"><text:soft-page-break/>Selected Systems &amp; Artifacts</text:h>
            </text:list-item>
          </text:list>
        </text:list-item>
      </text:list>
      <text:p text:style-name="P1">CoCivium (core framework): constitutional structure; contributor onboarding; issue/PR hygiene; governance templates.</text:p>
      <text:p text:style-name="P1">CoCache (ops memory): cross‑repo sidecar notes; session checkpoints; ONEBLOCK scripts; CI watchers.</text:p>
      <text:p text:style-name="P1">GIBindex (symbol registry): emerging glossary/registry for consistent terms and artifacts.</text:p>
      <text:p text:style-name="P1">CoCivBus (Matrix relay): minimal JSONL heartbeat mirroring between parallel sessions.</text:p>
      <text:p text:style-name="P1">Watch‑Checks (PS7): terminal dashboard refreshing ~10s while CI is active; avoids web context switching.</text:p>
      <text:list xml:id="list21343656" text:continue-numbering="true" text:style-name="Outline">
        <text:list-item>
          <text:list>
            <text:list-item>
              <text:h text:style-name="P2" text:outline-level="2">LLM Error‑Tracking Practices (Alignerr‑Relevant)</text:h>
            </text:list-item>
          </text:list>
        </text:list-item>
      </text:list>
      <text:p text:style-name="P1">Disagreement Logging — capture verbatim prompts/responses; categorize failures (factuality, reasoning, tools, safety, UX); timestamp and version.</text:p>
      <text:p text:style-name="P1">Reproducibility — record exact model/mode/tool settings, input variants, and environment notes to reproduce across sessions.</text:p>
      <text:p text:style-name="P1">Minimal Counterfactuals — craft small, controlled prompt deltas to isolate regressions vs noise.</text:p>
      <text:p text:style-name="P1">Evidence Bundles — side‑by‑side “then vs now” comparisons; attach CLI/PowerShell traces and link to CI artifacts where relevant.</text:p>
      <text:p text:style-name="P1">Responsible Escalation — neutral language; policy‑aware framing; user‑safety‑aware red‑team patterns.</text:p>
      <text:list xml:id="list21346113" text:continue-numbering="true" text:style-name="Outline">
        <text:list-item>
          <text:list>
            <text:list-item>
              <text:h text:style-name="P2" text:outline-level="2">Skills</text:h>
            </text:list-item>
          </text:list>
        </text:list-item>
      </text:list>
      <text:p text:style-name="P1">PowerShell 7; Git/GitHub CLI; GitHub Actions/Pages; Windows 10/11; Matrix.org automation.</text:p>
      <text:p text:style-name="P1">Wireless &amp; Mobile Devices (historic domain expertise with endorsements on LinkedIn).</text:p>
      <text:p text:style-name="P1">Prompt Engineering; LLM evaluation; structured disagreement capture; regression testing.</text:p>
      <text:list xml:id="list21345896" text:continue-numbering="true" text:style-name="Outline">
        <text:list-item>
          <text:list>
            <text:list-item>
              <text:h text:style-name="P2" text:outline-level="2">Advisory — CoCivium Non‑Detriment Clause</text:h>
            </text:list-item>
          </text:list>
        </text:list-item>
      </text:list>
      <text:p text:style-name="P3">This document frames Alignerr participation as quality‑improvement of general‑purpose LLMs. <text:s/>I avoid proprietary disclosures and keep CoCivium independent, consent‑first, and non‑adversarial. <text:s/>Any conflict will be raised and resolved in favor of project integrity.</text:p>
      <text:p text:style-name="P3">— Updated: 2025-08-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8-22T01:07:55.34</dc:date>
    <meta:editing-duration>P0D</meta:editing-duration>
    <meta:generator>OpenOffice/4.1.15$Win32 OpenOffice.org_project/4115m2$Build-9813</meta:generator>
    <meta:document-statistic meta:table-count="0" meta:image-count="0" meta:object-count="0" meta:page-count="3" meta:paragraph-count="67" meta:word-count="788" meta:character-count="6455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